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7cm" fo:min-width="1.557cm"/>
    </style:style>
    <style:style style:name="gr2" style:family="graphic" style:parent-style-name="standard">
      <style:graphic-properties draw:textarea-horizontal-align="justify" draw:textarea-vertical-align="middle" draw:auto-grow-height="false" fo:min-height="0.426cm" fo:min-width="1.55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52cm" fo:min-width="1.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1cm" fo:min-width="1.101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0.8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3.2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31cm" fo:min-width="0.82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33cm" fo:min-width="0.8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3.39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27cm" fo:min-width="1.558cm"/>
    </style:style>
    <style:style style:name="gr14" style:family="graphic" style:parent-style-name="standard">
      <style:graphic-properties draw:textarea-horizontal-align="justify" draw:textarea-vertical-align="middle" draw:auto-grow-height="false" fo:min-height="0.427cm" fo:min-width="1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2.1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0.9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0.9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5cm" fo:min-width="0.885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119cm"/>
      <style:paragraph-properties style:writing-mode="lr-tb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7cm" fo:min-width="0.4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127622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color="#12762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57cm" svg:height="0.677cm" svg:x="10.208cm" svg:y="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057cm" svg:height="0.677cm" svg:x="16.103cm" svg:y="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057cm" svg:height="0.677cm" svg:x="10.208cm" svg:y="9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057cm" svg:height="0.677cm" svg:x="16.226cm" svg:y="9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2.057cm" svg:height="0.676cm" draw:transform="rotate (1.5707963267949) translate (13.975cm 8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208cm" svg:y1="5.539cm" svg:x2="8.176cm" svg:y2="6.849cm" draw:start-shape="id1" draw:start-glue-point="3" draw:end-shape="id2" draw:end-glue-point="4" svg:d="M10208 5539h-2032v1310" svg:viewBox="0 0 2033 1311">
          <text:p/>
        </draw:connector>
        <draw:connector draw:style-name="gr3" draw:text-style-name="P1" draw:layer="layout" svg:x1="8.176cm" svg:y1="9.113cm" svg:x2="10.208cm" svg:y2="10.329cm" draw:start-shape="id2" draw:start-glue-point="8" draw:end-shape="id3" draw:end-glue-point="3" svg:d="M8176 9113v1216h2032" svg:viewBox="0 0 2033 1217">
          <text:p/>
        </draw:connector>
        <draw:connector draw:style-name="gr3" draw:text-style-name="P1" draw:layer="layout" draw:line-skew="0.436cm" svg:x1="19.899cm" svg:y1="13.938cm" svg:x2="14.302cm" svg:y2="14.464cm" draw:start-shape="id4" draw:start-glue-point="2" draw:end-shape="id5" draw:end-glue-point="6" svg:d="M19899 13938v1463h-5597v-937" svg:viewBox="0 0 5598 1464">
          <text:p/>
        </draw:connector>
        <draw:connector draw:style-name="gr3" draw:text-style-name="P1" draw:layer="layout" svg:x1="12.265cm" svg:y1="10.329cm" svg:x2="16.226cm" svg:y2="10.329cm" draw:start-shape="id3" draw:start-glue-point="1" draw:end-shape="id6" draw:end-glue-point="3" svg:d="M12265 10329h3961" svg:viewBox="0 0 3962 1">
          <text:p/>
        </draw:connector>
        <draw:connector draw:style-name="gr3" draw:text-style-name="P1" draw:layer="layout" svg:x1="14.313cm" svg:y1="8.905cm" svg:x2="16.226cm" svg:y2="10.329cm" draw:start-shape="id7" draw:start-glue-point="3" draw:end-shape="id6" draw:end-glue-point="3" svg:d="M14313 8905v1424h1913" svg:viewBox="0 0 1914 1425">
          <text:p/>
        </draw:connector>
        <draw:connector draw:style-name="gr3" draw:text-style-name="P1" draw:layer="layout" svg:x1="16.103cm" svg:y1="5.539cm" svg:x2="14.313cm" svg:y2="6.848cm" draw:start-shape="id8" draw:start-glue-point="3" draw:end-shape="id7" draw:end-glue-point="1" svg:d="M16103 5539h-1790v1309" svg:viewBox="0 0 1791 1310">
          <text:p/>
        </draw:connector>
        <draw:custom-shape draw:style-name="gr4" draw:text-style-name="P2" xml:id="id2" draw:id="id2" draw:layer="layout" svg:width="2.262cm" svg:height="2.264cm" svg:x="7.045cm" svg:y="6.84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263cm" svg:height="2.263cm" svg:x="18.768cm" svg:y="11.67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9.9cm" svg:y1="13.562cm" svg:x2="19.9cm" svg:y2="12.008cm">
            <text:p/>
          </draw:line>
        </draw:g>
        <draw:frame draw:style-name="gr7" draw:text-style-name="P4" draw:layer="layout" svg:width="1.385cm" svg:height="1.369cm" svg:x="5.801cm" svg:y="7.201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3.736cm" svg:height="1.368cm" svg:x="20.716cm" svg:y="8.40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644cm" svg:height="3.161cm" svg:x="18.561cm" svg:y="6.34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9.88cm" svg:y1="7.262cm" svg:x2="19.88cm" svg:y2="8.816cm">
            <text:p/>
          </draw:line>
        </draw:g>
        <draw:custom-shape draw:style-name="gr11" draw:text-style-name="P6" xml:id="id5" draw:id="id5" draw:layer="layout" svg:width="2.644cm" svg:height="3.16cm" svg:x="12.98cm" svg:y="11.30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3.891cm" svg:height="1.368cm" svg:x="14.725cm" svg:y="13.957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7" draw:layer="layout" svg:x1="12.265cm" svg:y1="10.329cm" svg:x2="14.302cm" svg:y2="11.304cm" draw:start-shape="id3" draw:start-glue-point="1" draw:end-shape="id5" draw:end-glue-point="4" svg:d="M12265 10329h2037v975" svg:viewBox="0 0 2038 976">
          <text:p/>
        </draw:connector>
        <draw:connector draw:style-name="gr3" draw:text-style-name="P7" draw:layer="layout" svg:x1="12.265cm" svg:y1="5.539cm" svg:x2="14.313cm" svg:y2="6.848cm" draw:start-shape="id1" draw:start-glue-point="1" draw:end-shape="id7" draw:end-glue-point="1" svg:d="M12265 5539h2048v1309" svg:viewBox="0 0 2049 1310">
          <text:p/>
        </draw:connector>
        <draw:connector draw:style-name="gr3" draw:text-style-name="P7" draw:layer="layout" svg:x1="18.283cm" svg:y1="10.329cm" svg:x2="19.899cm" svg:y2="11.675cm" draw:start-shape="id6" draw:start-glue-point="1" draw:end-shape="id4" draw:end-glue-point="0" svg:d="M18283 10329h1616v1346" svg:viewBox="0 0 1617 1347">
          <text:p/>
        </draw:connector>
        <draw:connector draw:style-name="gr3" draw:text-style-name="P7" draw:layer="layout" svg:x1="18.16cm" svg:y1="5.539cm" svg:x2="19.883cm" svg:y2="6.344cm" draw:start-shape="id8" draw:start-glue-point="1" draw:end-shape="id9" draw:end-glue-point="0" svg:d="M18160 5539h1723v805" svg:viewBox="0 0 1724 806">
          <text:p/>
        </draw:connector>
        <draw:connector draw:style-name="gr3" draw:text-style-name="P7" draw:layer="layout" svg:x1="19.883cm" svg:y1="9.505cm" svg:x2="19.899cm" svg:y2="11.675cm" draw:start-shape="id9" draw:start-glue-point="2" draw:end-shape="id4" draw:end-glue-point="0" svg:d="M19883 9505v1085h16v1085" svg:viewBox="0 0 17 2171">
          <text:p/>
        </draw:connector>
        <draw:custom-shape draw:style-name="gr13" draw:text-style-name="P1" xml:id="id10" draw:id="id10" draw:layer="layout" svg:width="2.058cm" svg:height="0.677cm" svg:x="10.227cm" svg:y="15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6cm" svg:height="0.677cm" draw:transform="rotate (1.5707963267949) translate (7.8cm 14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svg:x1="12.285cm" svg:y1="15.386cm" svg:x2="14.302cm" svg:y2="14.464cm" draw:start-shape="id10" draw:start-glue-point="1" draw:end-shape="id5" draw:end-glue-point="6" svg:d="M12285 15386h2017v-922" svg:viewBox="0 0 2018 923">
          <text:p/>
        </draw:connector>
        <draw:connector draw:style-name="gr3" draw:text-style-name="P7" draw:layer="layout" svg:x1="8.138cm" svg:y1="13.2cm" svg:x2="10.208cm" svg:y2="10.329cm" draw:start-shape="id11" draw:start-glue-point="1" draw:end-shape="id3" draw:end-glue-point="3" svg:d="M8138 13200v-2871h2070" svg:viewBox="0 0 2071 2872">
          <text:p/>
        </draw:connector>
        <draw:connector draw:style-name="gr3" draw:text-style-name="P7" draw:layer="layout" svg:x1="8.138cm" svg:y1="14.8cm" svg:x2="10.227cm" svg:y2="15.386cm" draw:start-shape="id11" draw:start-glue-point="3" draw:end-shape="id10" draw:end-glue-point="3" svg:d="M8138 14800v586h2089" svg:viewBox="0 0 2090 587">
          <text:p/>
        </draw:connector>
        <draw:frame draw:style-name="gr15" draw:text-style-name="P5" draw:layer="layout" svg:width="2.654cm" svg:height="1.368cm" svg:x="21.085cm" svg:y="13.191cm">
          <draw:text-box>
            <text:p><text:span text:style-name="T3">I</text:span><text:span text:style-name="T4">d</text:span></text:p>
          </draw:text-box>
        </draw:frame>
        <draw:frame draw:style-name="gr16" draw:text-style-name="P8" draw:layer="layout" svg:width="1.428cm" svg:height="1.368cm" svg:x="10.658cm" svg:y="5.878cm">
          <draw:text-box>
            <text:p>R<text:span text:style-name="T7">1</text:span></text:p>
          </draw:text-box>
        </draw:frame>
        <draw:frame draw:style-name="gr17" draw:text-style-name="P8" draw:layer="layout" svg:width="1.427cm" svg:height="1.368cm" svg:x="10.63cm" svg:y="15.704cm">
          <draw:text-box>
            <text:p>R<text:span text:style-name="T7">7</text:span></text:p>
          </draw:text-box>
        </draw:frame>
        <draw:frame draw:style-name="gr17" draw:text-style-name="P8" draw:layer="layout" svg:width="1.427cm" svg:height="1.368cm" svg:x="16.612cm" svg:y="10.668cm">
          <draw:text-box>
            <text:p>R<text:span text:style-name="T7">5</text:span></text:p>
          </draw:text-box>
        </draw:frame>
        <draw:frame draw:style-name="gr18" draw:text-style-name="P8" draw:layer="layout" svg:width="1.428cm" svg:height="1.368cm" svg:x="10.572cm" svg:y="10.668cm">
          <draw:text-box>
            <text:p>R<text:span text:style-name="T7">4</text:span></text:p>
          </draw:text-box>
        </draw:frame>
        <draw:frame draw:style-name="gr17" draw:text-style-name="P8" draw:layer="layout" svg:width="1.427cm" svg:height="1.368cm" svg:x="14.455cm" svg:y="7.374cm">
          <draw:text-box>
            <text:p>R<text:span text:style-name="T7">3</text:span></text:p>
          </draw:text-box>
        </draw:frame>
        <draw:frame draw:style-name="gr17" draw:text-style-name="P8" draw:layer="layout" svg:width="1.427cm" svg:height="1.368cm" svg:x="16.496cm" svg:y="5.878cm">
          <draw:text-box>
            <text:p>R<text:span text:style-name="T7">2</text:span></text:p>
          </draw:text-box>
        </draw:frame>
        <draw:frame draw:style-name="gr17" draw:text-style-name="P8" draw:layer="layout" svg:width="1.427cm" svg:height="1.368cm" svg:x="6.6cm" svg:y="13.532cm">
          <draw:text-box>
            <text:p>R<text:span text:style-name="T7">6</text:span></text:p>
          </draw:text-box>
        </draw:frame>
        <draw:custom-shape draw:style-name="gr19" draw:text-style-name="P7" draw:layer="layout" svg:width="0.287cm" svg:height="0.317cm" svg:x="14.148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88cm" svg:height="0.317cm" svg:x="19.729cm" svg:y="10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87cm" svg:height="0.317cm" svg:x="14.149cm" svg:y="15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87cm" svg:height="0.317cm" svg:x="14.149cm" svg:y="5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87cm" svg:height="0.317cm" svg:x="8.008cm" svg:y="10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1.385cm" svg:height="3.115cm" svg:x="12.706cm" svg:y="6.385cm">
          <draw:text-box>
            <text:p>+</text:p>
            <text:p>V<text:span text:style-name="T7">b</text:span></text:p>
            <text:p>-</text:p>
          </draw:text-box>
        </draw:frame>
        <draw:line draw:style-name="gr21" draw:text-style-name="P9" draw:layer="layout" svg:x1="8.962cm" svg:y1="11.761cm" svg:x2="8.962cm" svg:y2="14.079cm">
          <text:p/>
        </draw:line>
        <draw:frame draw:style-name="gr22" draw:text-style-name="P10" draw:layer="layout" svg:width="1.064cm" svg:height="1.369cm" svg:x="8.769cm" svg:y="12.067cm">
          <draw:text-box>
            <text:p><text:span text:style-name="T5">I</text:span><text:span text:style-name="T6">c</text:span></text:p>
          </draw:text-box>
        </draw:frame>
        <draw:custom-shape draw:style-name="gr19" draw:text-style-name="P7" draw:layer="layout" svg:width="0.288cm" svg:height="0.317cm" svg:x="19.701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88cm" svg:height="0.317cm" svg:x="8.013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88cm" svg:height="0.317cm" svg:x="8.013cm" svg:y="15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1" draw:layer="layout" svg:x1="14.301cm" svg:y1="15.501cm" svg:x2="14.301cm" svg:y2="16.001cm">
          <text:p/>
        </draw:line>
        <draw:custom-shape draw:style-name="gr19" draw:text-style-name="P7" draw:layer="layout" svg:width="0.5cm" svg:height="0.6cm" draw:transform="rotate (-3.14159265358979) translate (14.551cm 16.5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12" draw:layer="layout" svg:width="0.8cm" svg:height="0.962cm" svg:x="14.501cm" svg:y="15.439cm">
          <draw:text-box>
            <text:p><text:span text:style-name="T8">0</text:span></text:p>
          </draw:text-box>
        </draw:frame>
        <draw:frame draw:style-name="gr25" draw:text-style-name="P12" draw:layer="layout" svg:width="0.8cm" svg:height="1cm" svg:x="20.101cm" svg:y="9.901cm">
          <draw:text-box>
            <text:p><text:span text:style-name="T8">1</text:span></text:p>
          </draw:text-box>
        </draw:frame>
        <draw:frame draw:style-name="gr26" draw:text-style-name="P12" draw:layer="layout" svg:width="1.2cm" svg:height="1.1cm" svg:x="19.901cm" svg:y="4.548cm">
          <draw:text-box>
            <text:p><text:span text:style-name="T8">2</text:span></text:p>
          </draw:text-box>
        </draw:frame>
        <draw:frame draw:style-name="gr25" draw:text-style-name="P12" draw:layer="layout" svg:width="1.4cm" svg:height="1cm" svg:x="13.901cm" svg:y="4.301cm">
          <draw:text-box>
            <text:p><text:span text:style-name="T8">3</text:span></text:p>
          </draw:text-box>
        </draw:frame>
        <draw:frame draw:style-name="gr24" draw:text-style-name="P12" draw:layer="layout" svg:width="1.1cm" svg:height="0.962cm" svg:x="7.354cm" svg:y="4.506cm">
          <draw:text-box>
            <text:p><text:span text:style-name="T8">4</text:span></text:p>
          </draw:text-box>
        </draw:frame>
        <draw:frame draw:style-name="gr24" draw:text-style-name="P12" draw:layer="layout" svg:width="1.2cm" svg:height="0.962cm" svg:x="7.101cm" svg:y="9.901cm">
          <draw:text-box>
            <text:p><text:span text:style-name="T8">5</text:span></text:p>
          </draw:text-box>
        </draw:frame>
        <draw:frame draw:style-name="gr24" draw:text-style-name="P12" draw:layer="layout" svg:width="0.9cm" svg:height="0.962cm" svg:x="13.301cm" svg:y="9.401cm">
          <draw:text-box>
            <text:p><text:span text:style-name="T8">6</text:span></text:p>
          </draw:text-box>
        </draw:frame>
        <draw:frame draw:style-name="gr26" draw:text-style-name="P12" draw:layer="layout" svg:width="0.9cm" svg:height="1.1cm" svg:x="7.301cm" svg:y="15.501cm">
          <draw:text-box>
            <text:p><text:span text:style-name="T8">7</text:span></text:p>
          </draw:text-box>
        </draw:frame>
        <draw:custom-shape draw:style-name="gr27" draw:text-style-name="P2" draw:layer="layout" svg:width="1.3cm" svg:height="1.3cm" svg:x="7.5cm" svg:y="10.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288cm" svg:height="0.317cm" svg:x="8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1cm" svg:height="1.2cm" svg:x="7.1cm" svg:y="12.2cm">
          <draw:text-box>
            <text:p><text:span text:style-name="T8">8</text:span></text:p>
          </draw:text-box>
        </draw:frame>
        <draw:frame draw:style-name="gr29" draw:text-style-name="P8" draw:layer="layout" svg:width="1.3cm" svg:height="1.3cm" svg:x="6.3cm" svg:y="11cm">
          <draw:text-box>
            <text:p>0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1:15:15.315379379</meta:creation-date>
    <dc:date>2021-03-21T16:23:11.844119063</dc:date>
    <meta:editing-duration>PT13M37S</meta:editing-duration>
    <meta:editing-cycles>3</meta:editing-cycles>
    <meta:generator>LibreOffice/6.4.6.2$Linux_X86_64 LibreOffice_project/40$Build-2</meta:generator>
    <meta:document-statistic meta:object-count="65"/>
  </office:meta>
</office:document-meta>
</file>